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Trebuchet MS" svg:font-family="'Trebuchet MS', verdana, arial, helvetica, sans-serif"/>
    <style:font-face style:name="Verdana" svg:font-family="Verdana,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left" fo:background-color="#7099c5">
        <style:background-image/>
      </style:table-properties>
    </style:style>
    <style:style style:name="Tabla1.A" style:family="table-column">
      <style:table-column-properties style:column-width="2.956cm"/>
    </style:style>
    <style:style style:name="Tabla1.B" style:family="table-column">
      <style:table-column-properties style:column-width="8.472cm"/>
    </style:style>
    <style:style style:name="Tabla1.C" style:family="table-column">
      <style:table-column-properties style:column-width="6.161cm"/>
    </style:style>
    <style:style style:name="Tabla1.A1" style:family="table-cell">
      <style:table-cell-properties style:vertical-align="middle" fo:padding="0cm" fo:border="none"/>
    </style:style>
    <style:style style:name="Tabla1.A2" style:family="table-cell">
      <style:table-cell-properties style:vertical-align="middle" fo:background-color="#f0f0ff" fo:padding="0cm" fo:border="none">
        <style:background-image/>
      </style:table-cell-properties>
    </style:style>
    <style:style style:name="P1" style:family="paragraph" style:parent-style-name="Standard">
      <style:paragraph-properties fo:text-align="center" style:justify-single-word="false"/>
      <style:text-properties style:font-name="Liberation Sans" officeooo:rsid="001d8b95" officeooo:paragraph-rsid="001feda2"/>
    </style:style>
    <style:style style:name="P2" style:family="paragraph" style:parent-style-name="Standard">
      <style:paragraph-properties fo:text-align="center" style:justify-single-word="false"/>
      <style:text-properties style:font-name="Liberation Sans" fo:font-size="14pt" fo:font-weight="bold" officeooo:rsid="001d8b95" officeooo:paragraph-rsid="001feda2"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iberation Sans" fo:font-size="22pt" fo:font-weight="bold" officeooo:rsid="001d8b95" officeooo:paragraph-rsid="001feda2" style:font-size-asian="22pt" style:font-weight-asian="bold" style:font-size-complex="22pt" style:font-weight-complex="bold"/>
    </style:style>
    <style:style style:name="P4" style:family="paragraph" style:parent-style-name="Standard">
      <style:paragraph-properties fo:text-align="justify" style:justify-single-word="false"/>
      <style:text-properties fo:font-variant="normal" fo:text-transform="none" fo:color="#000000" style:font-name="Verdana" fo:font-size="9pt" fo:letter-spacing="normal" fo:font-style="normal" fo:font-weight="normal" officeooo:rsid="001d8b95" officeooo:paragraph-rsid="001feda2"/>
    </style:style>
    <style:style style:name="P5" style:family="paragraph" style:parent-style-name="Table_20_Heading">
      <style:paragraph-properties fo:margin-left="0cm" fo:margin-right="0cm" fo:text-indent="0cm" style:auto-text-indent="false"/>
      <style:text-properties fo:font-size="2pt" style:font-size-asian="2pt" style:font-size-complex="2pt"/>
    </style:style>
    <style:style style:name="P6" style:family="paragraph" style:parent-style-name="Text_20_body">
      <style:paragraph-properties fo:margin-left="0cm" fo:margin-right="0cm" style:line-height-at-least="0.397cm" fo:text-align="start" style:justify-single-word="false" fo:orphans="2" fo:widows="2" fo:text-indent="0cm" style:auto-text-indent="false"/>
      <style:text-properties fo:font-variant="normal" fo:text-transform="none" fo:color="#000000" style:font-name="Verdana" fo:font-size="9pt" fo:letter-spacing="normal" fo:font-style="normal" fo:font-weight="normal"/>
    </style:style>
    <style:style style:name="P7" style:family="paragraph" style:parent-style-name="Text_20_body" style:list-style-name="L1">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8" style:family="paragraph" style:parent-style-name="Preformatted_20_Text">
      <style:paragraph-properties fo:margin-top="0cm" fo:margin-bottom="0.499cm" style:contextual-spacing="false" style:line-height-at-least="0.37cm" fo:padding="0cm" fo:border="none"/>
      <style:text-properties fo:color="#000000"/>
    </style:style>
    <style:style style:name="P9" style:family="paragraph" style:parent-style-name="Preformatted_20_Text">
      <style:paragraph-properties style:line-height-at-least="0.37cm" fo:padding="0cm" fo:border="none"/>
      <style:text-properties fo:color="#000000"/>
    </style:style>
    <style:style style:name="P10" style:family="paragraph" style:parent-style-name="Preformatted_20_Text">
      <style:paragraph-properties fo:margin-left="0cm" fo:margin-right="0cm" fo:margin-top="0cm" fo:margin-bottom="0.499cm" style:contextual-spacing="false" style:line-height-at-least="0.37cm" fo:text-indent="0cm" style:auto-text-indent="false" fo:padding="0cm" fo:border="none"/>
      <style:text-properties fo:color="#000000"/>
    </style:style>
    <style:style style:name="P11" style:family="paragraph" style:parent-style-name="Table_20_Contents">
      <style:paragraph-properties fo:margin-left="0cm" fo:margin-right="0cm" style:line-height-at-least="0.37cm" fo:text-indent="0cm" style:auto-text-indent="false"/>
      <style:text-properties fo:color="#000000" style:font-name="Courier New" fo:font-size="10.5pt"/>
    </style:style>
    <style:style style:name="P12" style:family="paragraph" style:parent-style-name="Table_20_Contents">
      <style:paragraph-properties fo:margin-top="0cm" fo:margin-bottom="0.499cm" style:contextual-spacing="false" style:line-height-at-least="0.37cm"/>
      <style:text-properties fo:color="#000000"/>
    </style:style>
    <style:style style:name="P13" style:family="paragraph" style:parent-style-name="Table_20_Contents">
      <style:paragraph-properties fo:margin-top="0cm" fo:margin-bottom="0.499cm" style:contextual-spacing="false" style:line-height-at-least="0.37cm"/>
    </style:style>
    <style:style style:name="P14"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left="0cm" fo:padding-right="0cm" fo:padding-top="0cm" fo:padding-bottom="0.049cm" fo:border-left="none" fo:border-right="none" fo:border-top="none" fo:border-bottom="3.74pt solid #4a6d8c"/>
      <style:text-properties fo:font-variant="normal" fo:text-transform="none" fo:color="#000000" style:font-name="Verdana" fo:font-size="9pt" fo:letter-spacing="normal" fo:font-style="normal" fo:font-weight="normal" officeooo:rsid="001d8b95"/>
    </style:style>
    <style:style style:name="T1" style:family="text">
      <style:text-properties officeooo:rsid="001feda2"/>
    </style:style>
    <style:style style:name="T2" style:family="text">
      <style:text-properties officeooo:rsid="0020cd1d"/>
    </style:style>
    <style:style style:name="T3" style:family="text">
      <style:text-properties fo:color="#000000"/>
    </style:style>
    <style:style style:name="T4" style:family="text">
      <style:text-properties style:font-name="Courier New" fo:font-size="10.5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text:span text:style-name="T2">Politécnico</text:span> <text:span text:style-name="T2">Nacional</text:span> </text:p>
      <text:p text:style-name="P2">Escuela Superior de Cómputo</text:p>
      <text:p text:style-name="P1"/>
      <text:p text:style-name="P1">Sistemas Distribuidos</text:p>
      <text:p text:style-name="P3">Tarea <text:span text:style-name="T2">N Anotaciones Web Service</text:span></text:p>
      <text:p text:style-name="P1"/>
      <text:p text:style-name="P1"/>
      <text:p text:style-name="P1">Juan Carlos Jirón Juárez</text:p>
      <text:p text:style-name="P1"/>
      <text:p text:style-name="P4">Podemos especificar la forma en la que se crea el servicio mediante diferentes anotaciones. Las principales anotaciones disponibles son:</text:p>
      <text:p text:style-name="P4"/>
      <text:p text:style-name="P4"/>
      <table:table table:name="Tabla1" table:style-name="Tabla1">
        <table:table-column table:style-name="Tabla1.A"/>
        <table:table-column table:style-name="Tabla1.B"/>
        <table:table-column table:style-name="Tabla1.C"/>
        <table:table-row>
          <table:table-cell table:style-name="Tabla1.A1" office:value-type="string">
            <text:p text:style-name="P5"/>
          </table:table-cell>
          <table:table-cell table:style-name="Tabla1.A1" office:value-type="string">
            <text:p text:style-name="P5"/>
          </table:table-cell>
          <table:table-cell table:style-name="Tabla1.A1" office:value-type="string">
            <text:p text:style-name="P5"/>
          </table:table-cell>
        </table:table-row>
        <table:table-row>
          <table:table-cell table:style-name="Tabla1.A2" office:value-type="string">
            <text:p text:style-name="P11">@WebService</text:p>
          </table:table-cell>
          <table:table-cell table:style-name="Tabla1.A2" table:number-columns-spanned="2" office:value-type="string">
            <text:p text:style-name="P12">Indica que la clase define un servicio web. Se pueden especificar como parámetros los nombres del servicio (serviceName), del componente Port (portName), del SEI del servicio (name), de su espacio de nombres (targetNamespace), y de la ubicación del WSDL (wsdlLocation), que figurarán en el documento WSDL del servicio:</text:p>
            <text:p text:style-name="P9">@WebService(name="ConversionPortType", </text:p>
            <text:p text:style-name="P9"><text:s text:c="4"/>serviceName="ConversionService",</text:p>
            <text:p text:style-name="P9"><text:s text:c="4"/>portName="ConversionPort",</text:p>
            <text:p text:style-name="P9"><text:s text:c="4"/>targetNamespace="http://jtech.ua.es",</text:p>
            <text:p text:style-name="P10"><text:s text:c="4"/>wsdlLocation="resources/wsdl/")</text:p>
          </table:table-cell>
          <table:covered-table-cell/>
        </table:table-row>
        <table:table-row>
          <table:table-cell table:style-name="Tabla1.A2" office:value-type="string">
            <text:p text:style-name="P11">@SOAPBinding</text:p>
          </table:table-cell>
          <table:table-cell table:style-name="Tabla1.A2" table:number-columns-spanned="2" office:value-type="string">
            <text:p text:style-name="P12">Permite especificar el estilo y la codificación de los mensajes SOAP utilizados para invocar el servicio. Por ejemplo:</text:p>
            <text:p text:style-name="P9">@SOAPBinding(style=SOAPBinding.Style.DOCUMENT,</text:p>
            <text:p text:style-name="P9"><text:s text:c="4"/>use=SOAPBinding.Use.LITERAL,</text:p>
            <text:p text:style-name="P9"><text:s text:c="4"/>parameterStyle=</text:p>
            <text:p text:style-name="P10"><text:s text:c="6"/>SOAPBinding.ParameterStyle.WRAPPED)</text:p>
          </table:table-cell>
          <table:covered-table-cell/>
        </table:table-row>
        <table:table-row>
          <table:table-cell table:style-name="Tabla1.A2" office:value-type="string">
            <text:p text:style-name="P11">@WebMethod</text:p>
          </table:table-cell>
          <table:table-cell table:style-name="Tabla1.A2" table:number-columns-spanned="2" office:value-type="string">
            <text:p text:style-name="P12">Indica que un determinado método debe ser publicado como operación del servicio. Si no se indica para ningún método, se considerará que deben ser publicados todos los métodos públicos. Si no, sólo se publicarán los métodos indicados. Además, de forma opcional se puede indicar como parámetro el nombre con el que queramos que aparezca la operación en el documento WSDL:</text:p>
            <text:p text:style-name="P9">@WebMethod(operationName="eurosAptas")</text:p>
            <text:p text:style-name="P9">public int euro2ptas(double euros) {</text:p>
            <text:p text:style-name="P9"><text:s text:c="3"/>...</text:p>
            <text:p text:style-name="P10">}</text:p>
          </table:table-cell>
          <table:covered-table-cell/>
        </table:table-row>
        <table:table-row>
          <table:table-cell table:style-name="Tabla1.A2" office:value-type="string">
            <text:p text:style-name="P11">@Oneway</text:p>
          </table:table-cell>
          <table:table-cell table:style-name="Tabla1.A2" table:number-columns-spanned="2" office:value-type="string">
            <text:p text:style-name="P12">Indica que la llamada a la operación no debe esperar ninguna respuesta. Esto sólo lo podremos hacer con métodos que devuelvan <text:span text:style-name="T4">void</text:span>. Por ejemplo:</text:p>
            <text:p text:style-name="P9">@Oneway()</text:p>
            <text:p text:style-name="P9">@WebMethod()</text:p>
            <text:p text:style-name="P9">public void publicarMensaje(String mensaje) {</text:p>
            <text:p text:style-name="P9"><text:s text:c="3"/>...</text:p>
            <text:p text:style-name="P10"><text:soft-page-break/>}</text:p>
          </table:table-cell>
          <table:covered-table-cell/>
        </table:table-row>
        <table:table-row>
          <table:table-cell table:style-name="Tabla1.A2" office:value-type="string">
            <text:p text:style-name="P11">@WebParam</text:p>
          </table:table-cell>
          <table:table-cell table:style-name="Tabla1.A2" table:number-columns-spanned="2" office:value-type="string">
            <text:p text:style-name="P12">Permite indicar el nombre que recibirán los parámetros en el fichero WSDL:</text:p>
            <text:p text:style-name="P9">@WebMethod(operationName="eurosAptas")</text:p>
            <text:p text:style-name="P9">public int euro2ptas(</text:p>
            <text:p text:style-name="P9"><text:s text:c="2"/>@WebParam(name="CantidadEuros",</text:p>
            <text:p text:style-name="P9"><text:s text:c="12"/>targetNamespace="http://jtech.ua.es")</text:p>
            <text:p text:style-name="P9"><text:s text:c="2"/>double euros) {</text:p>
            <text:p text:style-name="P9"><text:s text:c="4"/>...</text:p>
            <text:p text:style-name="P10">}</text:p>
          </table:table-cell>
          <table:covered-table-cell/>
        </table:table-row>
        <table:table-row>
          <table:table-cell table:style-name="Tabla1.A2" office:value-type="string">
            <text:p text:style-name="P11">@WebResult</text:p>
          </table:table-cell>
          <table:table-cell table:style-name="Tabla1.A2" table:number-columns-spanned="2" office:value-type="string">
            <text:p text:style-name="P12">Permite indicar el nombre que recibirá el mensaje de respuesta en el fichero WSDL:</text:p>
            <text:p text:style-name="P9">@WebMethod(operationName="eurosAptas")</text:p>
            <text:p text:style-name="P9">@WebResult(name="ResultadoPtas",</text:p>
            <text:p text:style-name="P9"><text:s text:c="4"/>targetNamespace="http://jtech.ua.es")</text:p>
            <text:p text:style-name="P9">public int euro2ptas(double euros) {</text:p>
            <text:p text:style-name="P9"><text:s text:c="4"/>...</text:p>
            <text:p text:style-name="P10">}</text:p>
          </table:table-cell>
          <table:covered-table-cell/>
        </table:table-row>
        <table:table-row>
          <table:table-cell table:style-name="Tabla1.A2" office:value-type="string">
            <text:p text:style-name="P11">@WebFault</text:p>
          </table:table-cell>
          <table:table-cell table:style-name="Tabla1.A2" table:number-columns-spanned="2" office:value-type="string">
            <text:p text:style-name="P13"><text:span text:style-name="T3">Se utiliza para anotar excepciones Java. Cuando utilizamos esta anotación en una excepción estamos indicando que cuando sea lanzada por una operación del servicio web debe generar un mensaje SOAP de respuesta con un </text:span><text:span text:style-name="Emphasis"><text:span text:style-name="T3">SOAP Fault</text:span></text:span><text:span text:style-name="T3"> que nos indique el error producido. En el lado del cliente la clase con dicha excepción se habrá generado en el </text:span><text:span text:style-name="Emphasis"><text:span text:style-name="T3">stub</text:span></text:span><text:span text:style-name="T3"> para el acceso al servicio, y al recibir el mensaje SOAP con el error el </text:span><text:span text:style-name="Emphasis"><text:span text:style-name="T3">stub</text:span></text:span><text:span text:style-name="T3"> lanzará la excepción correspondiente. Es decir, para el desarrollador será como si la excepción saltase directamente desde el servicio hasta el cliente.</text:span></text:p>
            <text:p text:style-name="P9">@WebFault</text:p>
            <text:p text:style-name="P9">public class ConversionFaultException extends Exception {</text:p>
            <text:p text:style-name="P9"><text:s text:c="4"/>public ConversionFaultException(String msg) {</text:p>
            <text:p text:style-name="P9"><text:s text:c="8"/>super(msg);</text:p>
            <text:p text:style-name="P9"><text:s text:c="4"/>}</text:p>
            <text:p text:style-name="P8">}</text:p>
          </table:table-cell>
          <table:covered-table-cell/>
        </table:table-row>
      </table:table>
      <text:h text:style-name="P1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space"/>
    <style:font-face style:name="Trebuchet MS" svg:font-family="'Trebuchet MS', verdana, arial, helvetica, sans-serif"/>
    <style:font-face style:name="Verdana" svg:font-family="Verdana,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22:15:15.202885305</meta:creation-date>
    <dc:date>2017-05-21T09:27:28.643592569</dc:date>
    <meta:editing-duration>P0D</meta:editing-duration>
    <meta:editing-cycles>2</meta:editing-cycles>
    <meta:generator>LibreOffice/4.2.8.2$Linux_X86_64 LibreOffice_project/420m0$Build-2</meta:generator>
    <meta:document-statistic meta:table-count="1" meta:image-count="0" meta:object-count="0" meta:page-count="2" meta:paragraph-count="57" meta:word-count="377" meta:character-count="2951" meta:non-whitespace-character-count="2549"/>
  </office:meta>
</office:document-meta>
</file>